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今日網路之所以能如此的普及，網路產品、技術的發展功不可沒；而在產品和技術的</text:p>
      <text:p text:style-name="Preformatted_20_Text">發展過程中，路由器即扮演著非常重要的角色。本文便以網路的發展趨勢、技術和市</text:p>
      <text:p text:style-name="Preformatted_20_Text">場需求等因素，來探討路由器在網路規劃、應用上的定位和變革。</text:p>
      <text:p text:style-name="Preformatted_20_Text"/>
      <text:p text:style-name="Preformatted_20_Text">由於較大型網路的規劃必須考慮到資料傳輸效率的問題，所以在規劃時必須將網路切</text:p>
      <text:p text:style-name="Preformatted_20_Text">割成多個子網路，稱為網際網路。橋接器是最早被採用於規劃網際</text:p>
      <text:p text:style-name="Preformatted_20_Text">網路的連線設備，也是連接多個區域網路成大型網路最經濟、最簡單的方法。然而在</text:p>
      <text:p text:style-name="Preformatted_20_Text">運作上橋接器卻有許多的缺點，如必須記憶大量工作站的 MAC 層位址，且須不斷地更</text:p>
      <text:p text:style-name="Preformatted_20_Text">新，易造成所謂的廣播風暴（Broadcast Storm）；不能形成迴路以致不能規劃線路的備</text:p>
      <text:p text:style-name="Preformatted_20_Text">援；無法劃分網路層位址，如 IP、IPX 等。在對遠端網路連線時，這些缺點常造</text:p>
      <text:p text:style-name="Preformatted_20_Text">成頻寬的浪費。</text:p>
      <text:p text:style-name="Preformatted_20_Text"/>
      <text:p text:style-name="Preformatted_20_Text">對於廣域網路的連線有項功能是很重要的，那就是撥接備援（Dial Back-up）能力。</text:p>
      <text:p text:style-name="Preformatted_20_Text">撥接備援可以在當主要幹線中斷時自動撥接備援線路，使網路連線不致中斷。另也可</text:p>
      <text:p text:style-name="Preformatted_20_Text">在主要幹線資料流量壅塞時自動撥接備援線路，以分擔資料的傳輸流量。撥接備援的</text:p>
      <text:p text:style-name="Preformatted_20_Text">線路可選擇如 ISDN、X.25 或電話線路等。</text:p>
      <text:p text:style-name="Preformatted_20_Text"/>
      <text:p text:style-name="Preformatted_20_Text">交換式乙太網路的資料傳輸不再是共用頻寬的模式，它提供二個工作站之間擁有專屬</text:p>
      <text:p text:style-name="Preformatted_20_Text">頻寬傳輸資料的能力，並且能在同一時間內建立起多對工作站之間的連線，各自擁有</text:p>
      <text:p text:style-name="Preformatted_20_Text">專屬的頻寬來傳送資料。觀念上就好比電話交換機系統能在同一時間內建立起多對電</text:p>
      <text:p text:style-name="Preformatted_20_Text">話的連接、交談。</text:p>
      <text:p text:style-name="Preformatted_20_Text"/>
      <text:p text:style-name="Preformatted_20_Text">由於交換式乙太網路能建立並行式的通訊方式，同時建立多對工作站間的連線，那麼</text:p>
      <text:p text:style-name="Preformatted_20_Text">即使網路的傳輸速率並沒有提高，但整體的網路傳輸效能卻能有很大的提升。</text:p>
      <text:p text:style-name="Preformatted_20_Text">電話交換機建立兩具電話的連線係根據所撥接的電話號碼，交換式乙太網路則是根據</text:p>
      <text:p text:style-name="Preformatted_20_Text">資料鏈結層的 MAC 子層位址（Media Access Control Address）</text:p>
      <text:p text:style-name="Preformatted_20_Text">來辨識，所以交換式乙太網路設備（以下簡稱 EtherSwitch）必須建立自己的 MAC 位</text:p>
      <text:p text:style-name="Preformatted_20_Text">址表以了解所有工作站的位置，再根據位址表以達成工作站與工作站間的連線。</text:p>
      <text:p text:style-name="Preformatted_20_Text"/>
      <text:p text:style-name="Preformatted_20_Text">EtherSwitch 建立位址表的方式和橋接器非常類似，均是採自學（Learning）、透通</text:p>
      <text:p text:style-name="Preformatted_20_Text">（Transparent）的方式，與工作站的運作完全無關。但是 EtherSwitch 對資料封包</text:p>
      <text:p text:style-name="Preformatted_20_Text">的轉送效率卻比橋接器和路由器快，在安裝成本上也比橋接器和路由器低。表1為三者</text:p>
      <text:p text:style-name="Preformatted_20_Text">的比較表。</text:p>
      <text:p text:style-name="Preformatted_20_Text"/>
      <text:p text:style-name="Preformatted_20_Text">在網際網路的連線上，路由器取代了橋接器而成為主要的連線設備。近年來</text:p>
      <text:p text:style-name="Preformatted_20_Text">EtherSwitch 的出現，以其安裝成本低、安裝維護容易、傳輸效率高等優點漸而取代</text:p>
      <text:p text:style-name="Preformatted_20_Text">了路由器在網際網路的地位。漸漸的路由器已被規劃於作遠端的連線，或必須作 IP</text:p>
      <text:p text:style-name="Preformatted_20_Text">位址劃分的網路上。圖2和圖3是目前規劃上最常見的兩種架構。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32" meta:word-count="978" meta:character-count="1114"/>
    <meta:generator>OpenOffice/4.1.1$Win32 OpenOffice.org_project/411m6$Build-9775</meta:generator>
  </office:meta>
</office:document-meta>
</file>